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361"/>
    </style:style>
    <style:style style:name="P2" style:family="paragraph" style:parent-style-name="Standard">
      <style:text-properties officeooo:rsid="000c7086" officeooo:paragraph-rsid="000f7361"/>
    </style:style>
    <style:style style:name="P3" style:family="paragraph" style:parent-style-name="Text_20_body">
      <style:paragraph-properties fo:text-align="start" style:justify-single-word="false"/>
      <style:text-properties officeooo:rsid="000c7086" officeooo:paragraph-rsid="000f7361"/>
    </style:style>
    <style:style style:name="P4" style:family="paragraph" style:parent-style-name="Standard">
      <style:text-properties officeooo:rsid="0011ccf1" officeooo:paragraph-rsid="0011ccf1"/>
    </style:style>
    <style:style style:name="P5" style:family="paragraph" style:parent-style-name="Standard">
      <style:text-properties officeooo:rsid="0011ccf1" officeooo:paragraph-rsid="00137476"/>
    </style:style>
    <style:style style:name="P6" style:family="paragraph" style:parent-style-name="Standard">
      <style:text-properties officeooo:rsid="0011ccf1" officeooo:paragraph-rsid="00150c9d"/>
    </style:style>
    <style:style style:name="P7" style:family="paragraph" style:parent-style-name="Standard">
      <style:text-properties officeooo:rsid="0011ccf1" officeooo:paragraph-rsid="0016c8c2"/>
    </style:style>
    <style:style style:name="P8" style:family="paragraph" style:parent-style-name="Standard">
      <style:text-properties officeooo:rsid="0011ccf1" officeooo:paragraph-rsid="00183bce"/>
    </style:style>
    <style:style style:name="P9" style:family="paragraph" style:parent-style-name="Standard">
      <style:text-properties officeooo:rsid="0011ccf1" officeooo:paragraph-rsid="0018f9a7"/>
    </style:style>
    <style:style style:name="P10" style:family="paragraph" style:parent-style-name="Standard">
      <style:text-properties officeooo:rsid="0011ccf1" officeooo:paragraph-rsid="0019eb2f"/>
    </style:style>
    <style:style style:name="P11" style:family="paragraph" style:parent-style-name="Heading_20_1">
      <style:paragraph-properties fo:text-align="center" style:justify-single-word="false"/>
      <style:text-properties officeooo:rsid="000c7086" officeooo:paragraph-rsid="000f7361"/>
    </style:style>
    <style:style style:name="P12" style:family="paragraph" style:parent-style-name="Heading_20_3">
      <style:text-properties officeooo:rsid="0011ccf1"/>
    </style:style>
    <style:style style:name="P13" style:family="paragraph" style:parent-style-name="Heading_20_2">
      <style:paragraph-properties fo:text-align="center" style:justify-single-word="false"/>
      <style:text-properties officeooo:paragraph-rsid="000f7361"/>
    </style:style>
    <style:style style:name="T1" style:family="text">
      <style:text-properties officeooo:rsid="000c7086"/>
    </style:style>
    <style:style style:name="T2" style:family="text">
      <style:text-properties officeooo:rsid="00109e3e"/>
    </style:style>
    <style:style style:name="T3" style:family="text">
      <style:text-properties officeooo:rsid="00137476"/>
    </style:style>
    <style:style style:name="T4" style:family="text">
      <style:text-properties officeooo:rsid="0014a6b6"/>
    </style:style>
    <style:style style:name="T5" style:family="text">
      <style:text-properties officeooo:rsid="00150c9d"/>
    </style:style>
    <style:style style:name="T6" style:family="text">
      <style:text-properties officeooo:rsid="0016c8c2"/>
    </style:style>
    <style:style style:name="T7" style:family="text">
      <style:text-properties officeooo:rsid="00183bce"/>
    </style:style>
    <style:style style:name="T8" style:family="text">
      <style:text-properties officeooo:rsid="0018f9a7"/>
    </style:style>
    <style:style style:name="T9" style:family="text">
      <style:text-properties officeooo:rsid="0019eb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lkka Lehikoinen</text:p>
      <text:p text:style-name="P2">013787637</text:p>
      <text:p text:style-name="P2"/>
      <text:p text:style-name="P2">Aineopintojenharjoitustyö:</text:p>
      <text:p text:style-name="P2">Tietorakenteet ja algoritmit</text:p>
      <text:p text:style-name="P1"/>
      <text:p text:style-name="P1"/>
      <text:p text:style-name="P1"/>
      <text:h text:style-name="P11" text:outline-level="1">Verkon vahvasti yhtenäiset komponentit</text:h>
      <text:h text:style-name="P13" text:outline-level="2"><text:span text:style-name="T1">T</text:span><text:span text:style-name="T2">oteutus</text:span><text:span text:style-name="T1">dokumentti</text:span></text:h>
      <text:p text:style-name="P3"/>
      <text:p text:style-name="Standard"/>
      <text:h text:style-name="P12" text:outline-level="3">Ohjelman yleisrakenne</text:h>
      <text:p text:style-name="P4">Ohjelma koostuu neljästä luokasta; VYK, Kosaraju, Tarjan ja PathBased. VYK-luokassa generoidaan suorituskykytestauksessa tarvittavat verkot ja suoritetaan algoritmit samoille verkoille, jotta voidaan tehdä havaintoja niiden suorituskyvystä suhteessa toisiinsa. Muut luokat kukin käsittää yhden algoritmin, jolla etsitään verkosta vahvasti yhtenäiset komponentit. </text:p>
      <text:p text:style-name="P4"/>
      <text:p text:style-name="P10"><text:span text:style-name="T9">VYK</text:span></text:p>
      <text:p text:style-name="P10"><text:span text:style-name="T9"/></text:p>
      <text:p text:style-name="P10"><text:span text:style-name="T9">Luokassa generoidaan suuria suunnattuja verkkoja muiden luokkien algoritmien suorituskykytestejä varten.</text:span></text:p>
      <text:p text:style-name="P10"><text:span text:style-name="T9"/></text:p>
      <text:p text:style-name="P10"><text:span text:style-name="T9">Lisäksi suorituskykytestaus suoritetaan tämän luokan kautta.</text:span></text:p>
      <text:p text:style-name="P4"/>
      <text:p text:style-name="P5"><text:span text:style-name="T3">Kosaraju</text:span></text:p>
      <text:p text:style-name="P5"><text:span text:style-name="T3"/></text:p>
      <text:p text:style-name="P7"><text:span text:style-name="T6">Syvyyssuuntainen läpikäynti</text:span></text:p>
      <text:p text:style-name="P7"><text:span text:style-name="T6">Transpoosi</text:span></text:p>
      <text:p text:style-name="P7"><text:span text:style-name="T6">Syvyyssuuntainen läpikäynti pinon pinnalta alkaen</text:span></text:p>
      <text:p text:style-name="P5"><text:span text:style-name="T3"/></text:p>
      <text:p text:style-name="P5"><text:span text:style-name="T3">Tarjan</text:span></text:p>
      <text:p text:style-name="P5"><text:span text:style-name="T3"/></text:p>
      <text:p text:style-name="P6"><text:span text:style-name="T5">Esijärjestyksen mukaista listaa pidetään yllä taulukkossa, jotta osataan muodostaa uusi kompnentti.</text:span></text:p>
      <text:p text:style-name="P5"><text:span text:style-name="T3"/></text:p>
      <text:p text:style-name="P5"><text:span text:style-name="T3">PathBased</text:span></text:p>
      <text:p text:style-name="P5"><text:span text:style-name="T3"/></text:p>
      <text:p text:style-name="P5"><text:span text:style-name="T3">Kuten edellisetkin niin myös PathBased-algoritmi perustuu syvyyssuuntaiseen läpikäyntiin. Algoritmi käyttää pinoja yl</text:span><text:span text:style-name="T4">l</text:span><text:span text:style-name="T3">äpitääkseen tietoa solmuista, joita ei ole vielä liitetty mihinkään vahvasti yhtenäiseen komponenttiin. Nämä solmut algoritmi liittää uuteen komponenttiin, kun </text:span><text:span text:style-name="T4">viimeinen komponen</text:span><text:span text:style-name="T5">t</text:span><text:span text:style-name="T4">tiin kuuluva solmu on käsitelty. Toisin kuin Tarjan-algoritmissa </text:span><text:span text:style-name="T5">PathBased-algoritmi käyttää kahta pinoa. Ensimmäinen pino ylläpitää tietoa nykyisessä komponentissa olevista solmuista ja toinen pino pitää yllä listaa nykyisellä läpikäyntipolulla olevista solmuista.</text:span></text:p>
      <text:p text:style-name="P5"><text:span text:style-name="T5"/></text:p>
      <text:p text:style-name="P8"><text:span text:style-name="T7">Syvyyssuuntainen läpikäynti, ylläpitäen kahta pinoa (S ja P). Pinossa S on kaikki ne solmut, joita ei ole vielä yhdistetty mihinkään vahvasti yhtenäiseen komponenttiin. Solmut ovat siinä </text:span><text:soft-page-break/><text:span text:style-name="T7">järjestyksessä, jossa syvyyssuuntainen läpikäynti ne saavuttaa (Esijärjestys). Pinossa P on ne solmut, joista ei ole vielä päätetty kuuluvatko ne samaan komponenttiin. Laskuriin C kertyy tieto siitä kuinka moneen solmuun läpikäynti on edennyt, jota käytetään esijärjestyksennumero.</text:span></text:p>
      <text:p text:style-name="P8"><text:span text:style-name="T7"/></text:p>
      <text:p text:style-name="P8"><text:span text:style-name="T7">Solmuun tultaessa</text:span></text:p>
      <text:p text:style-name="P8"><text:span text:style-name="T7">aseta Solmun esijärjestysnumero ja kasvata laskuria C yhdellä</text:span></text:p>
      <text:p text:style-name="P8"><text:span text:style-name="T7">aseta Solmu pinoihin S ja P</text:span></text:p>
      <text:p text:style-name="P8"><text:span text:style-name="T7">Solmun jokaiselle kaarelle:</text:span></text:p>
      <text:p text:style-name="P8"><text:span text:style-name="T7"><text:tab/>Jos Kaaren solmulla ei ole vielä esijärjestysnumeroa, rekursiivisesti siirry Kaaren solmuun </text:span></text:p>
      <text:p text:style-name="P8"><text:span text:style-name="T7"><text:tab/>Muutoin jos Kaaren solmua ei ole vielä kytketty mihinkään vahvasti yhtenäiseen <text:tab/>komponentiin:</text:span></text:p>
      <text:p text:style-name="P8"><text:span text:style-name="T7"><text:tab/><text:tab/>Toistuvasti poista pinosta P solmuja kunnes pinon P päällimmäisen elementin <text:tab/><text:tab/><text:tab/>esijärjestysnumero on pienempi tai sama kuin Kaaren solmun.</text:span></text:p>
      <text:p text:style-name="P8"><text:span text:style-name="T7">Jos solmu on pinon P päällimmäinen elementti:</text:span></text:p>
      <text:p text:style-name="P8"><text:span text:style-name="T7"><text:tab/>Poppaa pinosta S elementtejä, kunnes Solmu on popattu. Ja määrtitä nämä solmut uudeksi <text:tab/>vahvasti yhtenäiseksi komponentiksi.</text:span></text:p>
      <text:p text:style-name="P8"><text:span text:style-name="T7"><text:tab/></text:span><text:span text:style-name="T8">Poppaa Solmu pinosta P</text:span></text:p>
      <text:p text:style-name="P9"><text:span text:style-name="T8">Kokonaisalgoritmi käy silmukalla läpi verkon solmuja, kutsuen niitä solmuja, joille ei ole vielä määritelty esijärjestysnumeroa.</text:span></text:p>
      <text:p text:style-name="P5"><text:span text:style-name="T5"/></text:p>
      <text:p text:style-name="P4"/>
      <text:p text:style-name="Standard">Toteutusdokumentti</text:p>
      <text:p text:style-name="Standard">Ohjelman yleisrakenne</text:p>
      <text:p text:style-name="Standard">Saavutetut aika- ja tilavaativuudet (m.m. O-analyysi pseudokoodista)</text:p>
      <text:p text:style-name="Standard">Suorituskyky- ja O-analyysivertailu (mikäli työ vertailupainotteinen)</text:p>
      <text:p text:style-name="Standard">Työn mahdolliset puutteet ja parannusehdotukset</text:p>
      <text:p text:style-name="Standard">Lähte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5:41</meta:creation-date>
    <dc:date>2013-05-27T14:01:35</dc:date>
    <meta:editing-duration>PT2H2M15S</meta:editing-duration>
    <meta:editing-cycles>9</meta:editing-cycles>
    <meta:generator>LibreOffice/3.6$Linux_x86 LibreOffice_project/360m1$Build-2</meta:generator>
    <meta:document-statistic meta:table-count="0" meta:image-count="0" meta:object-count="0" meta:page-count="2" meta:paragraph-count="37" meta:word-count="338" meta:character-count="2934" meta:non-whitespace-character-count="2928"/>
  </office:meta>
</office:document-meta>
</file>